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7500e9030" style:family="table" style:master-page-name="ta-mp-0x7f87500e9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87500ee5b8" style:family="table-cell" style:data-style-name="General">
      <style:table-cell-properties fo:background-color="#ffff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7500ee490" style:family="table-cell" style:data-style-name="General">
      <style:table-cell-properties fo:background-color="#ff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7500eda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12.71pt" style:use-optimal-column-width="true"/>
    </style:style>
    <style:style style:name="ACOL-2" style:family="table-column">
      <style:table-column-properties style:column-width="76.39pt" style:use-optimal-column-width="true"/>
    </style:style>
    <style:style style:name="ACOL-3" style:family="table-column">
      <style:table-column-properties style:column-width="104.94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COL-5" style:family="table-column">
      <style:table-column-properties style:column-width="125.04pt" style:use-optimal-column-width="true"/>
    </style:style>
    <style:style style:name="ACOL-6" style:family="table-column">
      <style:table-column-properties style:column-width="110.35pt" style:use-optimal-column-width="true"/>
    </style:style>
    <style:style style:name="ACOL-7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7f87500e903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122"/>
        <table:table-row table:style-name="AROW-1">
          <table:table-cell table:style-name="ACE-0x7f87500ee5b8" office:value-type="string">
            <text:p>Entidades Localizadas</text:p>
          </table:table-cell>
          <table:table-cell table:style-name="ACE-0x7f87500ee5b8" office:value-type="string">
            <text:p>Tipo de Entidad</text:p>
          </table:table-cell>
          <table:table-cell table:number-columns-repeated="2" table:style-name="Gnumeric-default"/>
          <table:table-cell table:style-name="ACE-0x7f87500ee5b8" office:value-type="string">
            <text:p>Establecimiento</text:p>
          </table:table-cell>
          <table:table-cell table:style-name="ACE-0x7f87500ee5b8" office:value-type="string">
            <text:p>Inventario</text:p>
          </table:table-cell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Establecimiento</text:p>
          </table:table-cell>
          <table:table-cell table:style-name="ACE-0x7f87500ee490" office:value-type="string">
            <text:p>Lugar</text:p>
          </table:table-cell>
          <table:table-cell table:number-columns-repeated="2" table:style-name="Gnumeric-default"/>
          <table:table-cell table:style-name="ACE-0x7f87500ee490" office:value-type="string">
            <text:p>+ Direccion</text:p>
          </table:table-cell>
          <table:table-cell table:style-name="ACE-0x7f87500ee490" office:value-type="string">
            <text:p>+ Existencia</text:p>
          </table:table-cell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Ventas Totales</text:p>
          </table:table-cell>
          <table:table-cell table:style-name="ACE-0x7f87500ee490" office:value-type="string">
            <text:p>Evento</text:p>
          </table:table-cell>
          <table:table-cell table:number-columns-repeated="2" table:style-name="Gnumeric-default"/>
          <table:table-cell table:style-name="ACE-0x7f87500ee490" office:value-type="string">
            <text:p>+ Telefono</text:p>
          </table:table-cell>
          <table:table-cell table:style-name="ACE-0x7f87500ee490" office:value-type="string">
            <text:p>+ Precio Venta</text:p>
          </table:table-cell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Ventas por Mesa</text:p>
          </table:table-cell>
          <table:table-cell table:style-name="ACE-0x7f87500ee490" office:value-type="string">
            <text:p>Evento</text:p>
          </table:table-cell>
          <table:table-cell table:number-columns-repeated="2" table:style-name="Gnumeric-default"/>
          <table:table-cell table:style-name="ACE-0x7f87500ee490" office:value-type="string">
            <text:p>+ Nombre Establecimiento</text:p>
          </table:table-cell>
          <table:table-cell table:style-name="ACE-0x7f87500ee490" office:value-type="string">
            <text:p>+ Nombre Producto</text:p>
          </table:table-cell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Inventario</text:p>
          </table:table-cell>
          <table:table-cell table:style-name="ACE-0x7f87500ee490" office:value-type="string">
            <text:p>Evento</text:p>
          </table:table-cell>
          <table:table-cell table:number-columns-repeated="2" table:style-name="Gnumeric-default"/>
          <table:table-cell table:style-name="ACE-0x7f87500ee490" office:value-type="string">
            <text:p>+ Numero de mesas</text:p>
          </table:table-cell>
          <table:table-cell table:style-name="ACE-0x7f87500ee490"/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Producto</text:p>
          </table:table-cell>
          <table:table-cell table:style-name="ACE-0x7f87500ee490" office:value-type="string">
            <text:p>Objeto</text:p>
          </table:table-cell>
          <table:table-cell table:number-columns-repeated="2" table:style-name="Gnumeric-default"/>
          <table:table-cell table:number-columns-repeated="2" table:style-name="ACE-0x7f87500ee490"/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Empleados</text:p>
          </table:table-cell>
          <table:table-cell table:style-name="ACE-0x7f87500ee490" office:value-type="string">
            <text:p>Persona</text:p>
          </table:table-cell>
          <table:table-cell table:number-columns-repeated="2" table:style-name="Gnumeric-default"/>
          <table:table-cell table:style-name="ACE-0x7f87500ee5b8" office:value-type="string">
            <text:p>Ventas Totales</text:p>
          </table:table-cell>
          <table:table-cell table:style-name="ACE-0x7f87500ee5b8" office:value-type="string">
            <text:p>Empleados</text:p>
          </table:table-cell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Proveedores</text:p>
          </table:table-cell>
          <table:table-cell table:style-name="ACE-0x7f87500ee490" office:value-type="string">
            <text:p>Persona</text:p>
          </table:table-cell>
          <table:table-cell table:number-columns-repeated="2" table:style-name="Gnumeric-default"/>
          <table:table-cell table:style-name="ACE-0x7f87500ee490" office:value-type="string">
            <text:p>+ Fecha</text:p>
          </table:table-cell>
          <table:table-cell table:style-name="ACE-0x7f87500ee490" office:value-type="string">
            <text:p>+ Clave</text:p>
          </table:table-cell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Gastos</text:p>
          </table:table-cell>
          <table:table-cell table:style-name="ACE-0x7f87500ee490" office:value-type="string">
            <text:p>Evento</text:p>
          </table:table-cell>
          <table:table-cell table:number-columns-repeated="2" table:style-name="Gnumeric-default"/>
          <table:table-cell table:style-name="ACE-0x7f87500ee490" office:value-type="string">
            <text:p>+ Mesas del Dia</text:p>
          </table:table-cell>
          <table:table-cell table:style-name="ACE-0x7f87500ee490" office:value-type="string">
            <text:p>+ Nombre Empleado</text:p>
          </table:table-cell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Cambio de Precios</text:p>
          </table:table-cell>
          <table:table-cell table:style-name="ACE-0x7f87500ee490" office:value-type="string">
            <text:p>Evento</text:p>
          </table:table-cell>
          <table:table-cell table:number-columns-repeated="2" table:style-name="Gnumeric-default"/>
          <table:table-cell table:style-name="ACE-0x7f87500ee490" office:value-type="string">
            <text:p>+ Monto vendido</text:p>
          </table:table-cell>
          <table:table-cell table:style-name="ACE-0x7f87500ee490" office:value-type="string">
            <text:p>+ Telefono</text:p>
          </table:table-cell>
          <table:table-cell table:number-columns-repeated="122" table:style-name="Gnumeric-default"/>
        </table:table-row>
        <table:table-row table:style-name="AROW-1">
          <table:table-cell table:style-name="ACE-0x7f87500ee490" office:value-type="string">
            <text:p>Clientes</text:p>
          </table:table-cell>
          <table:table-cell table:style-name="ACE-0x7f87500ee490" office:value-type="string">
            <text:p>Persona</text:p>
          </table:table-cell>
          <table:table-cell table:number-columns-repeated="2" table:style-name="Gnumeric-default"/>
          <table:table-cell table:style-name="ACE-0x7f87500ee490"/>
          <table:table-cell table:style-name="ACE-0x7f87500ee490" office:value-type="string">
            <text:p>+ Puesto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4" table:style-name="Gnumeric-default"/>
          <table:table-cell table:style-name="ACE-0x7f87500ee490"/>
          <table:table-cell table:style-name="ACE-0x7f87500ee490" office:value-type="string">
            <text:p>+ Privilegios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4" table:style-name="Gnumeric-default"/>
          <table:table-cell table:number-columns-repeated="2" table:style-name="ACE-0x7f87500ee490"/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5b8" office:value-type="string">
            <text:p>Clientes</text:p>
          </table:table-cell>
          <table:table-cell table:style-name="Gnumeric-default"/>
          <table:table-cell table:style-name="ACE-0x7f87500ee5b8" office:value-type="string">
            <text:p>Venta Mesa</text:p>
          </table:table-cell>
          <table:table-cell table:style-name="ACE-0x7f87500ee490"/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490" office:value-type="string">
            <text:p>+ Nombre cliente</text:p>
          </table:table-cell>
          <table:table-cell table:style-name="Gnumeric-default"/>
          <table:table-cell table:style-name="ACE-0x7f87500ee490" office:value-type="string">
            <text:p>+ Fecha</text:p>
          </table:table-cell>
          <table:table-cell table:style-name="ACE-0x7f87500ee5b8" office:value-type="string">
            <text:p>Proveedores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490" office:value-type="string">
            <text:p>+ Telefono</text:p>
          </table:table-cell>
          <table:table-cell table:style-name="Gnumeric-default"/>
          <table:table-cell table:style-name="ACE-0x7f87500ee490" office:value-type="string">
            <text:p>+ Numero de Mesa</text:p>
          </table:table-cell>
          <table:table-cell table:style-name="ACE-0x7f87500ee490" office:value-type="string">
            <text:p>+ Nombre de Proveedor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4" table:style-name="Gnumeric-default"/>
          <table:table-cell table:style-name="ACE-0x7f87500ee490" office:value-type="string">
            <text:p>+ Producto vendido</text:p>
          </table:table-cell>
          <table:table-cell table:style-name="ACE-0x7f87500ee490" office:value-type="string">
            <text:p>+ Telefono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4" table:style-name="Gnumeric-default"/>
          <table:table-cell table:style-name="ACE-0x7f87500ee490" office:value-type="string">
            <text:p>+ Cantidad de producto</text:p>
          </table:table-cell>
          <table:table-cell table:style-name="ACE-0x7f87500ee490" office:value-type="string">
            <text:p>+ Direccion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4" table:style-name="Gnumeric-default"/>
          <table:table-cell table:style-name="ACE-0x7f87500ee490" office:value-type="string">
            <text:p>+ Sub-total de producto</text:p>
          </table:table-cell>
          <table:table-cell table:style-name="ACE-0x7f87500ee490"/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5b8" office:value-type="string">
            <text:p>Gastos</text:p>
          </table:table-cell>
          <table:table-cell table:style-name="Gnumeric-default"/>
          <table:table-cell table:style-name="ACE-0x7f87500ee490" office:value-type="string">
            <text:p>+ Sub-total de Mesa</text:p>
          </table:table-cell>
          <table:table-cell table:style-name="ACE-0x7f87500ee490"/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490" office:value-type="string">
            <text:p>+ Nombre Producto</text:p>
          </table:table-cell>
          <table:table-cell table:style-name="Gnumeric-default"/>
          <table:table-cell table:style-name="ACE-0x7f87500ee490" office:value-type="string">
            <text:p>+ Total Vendido en Mesa</text:p>
          </table:table-cell>
          <table:table-cell table:style-name="ACE-0x7f87500ee5b8" office:value-type="string">
            <text:p>Producto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490" office:value-type="string">
            <text:p>+ Fecha de Compra</text:p>
          </table:table-cell>
          <table:table-cell table:style-name="Gnumeric-default"/>
          <table:table-cell table:style-name="ACE-0x7f87500ee490" office:value-type="string">
            <text:p>+ Folio de Venta</text:p>
          </table:table-cell>
          <table:table-cell table:style-name="ACE-0x7f87500ee490" office:value-type="string">
            <text:p>+ Nombre Proveedor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490" office:value-type="string">
            <text:p>+ Cantidad Comprada</text:p>
          </table:table-cell>
          <table:table-cell table:style-name="Gnumeric-default"/>
          <table:table-cell table:style-name="ACE-0x7f87500ee490"/>
          <table:table-cell table:style-name="ACE-0x7f87500ee490" office:value-type="string">
            <text:p>+ Nombre Producto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490" office:value-type="string">
            <text:p>+ Total Gastado</text:p>
          </table:table-cell>
          <table:table-cell table:style-name="Gnumeric-default"/>
          <table:table-cell table:style-name="ACE-0x7f87500ee490"/>
          <table:table-cell table:style-name="ACE-0x7f87500ee490" office:value-type="string">
            <text:p>+ Precio Proveedor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4" table:style-name="Gnumeric-default"/>
          <table:table-cell table:style-name="ACE-0x7f87500ee490"/>
          <table:table-cell table:style-name="ACE-0x7f87500ee490" office:value-type="string">
            <text:p>+ Unidades Producto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4" table:style-name="Gnumeric-default"/>
          <table:table-cell table:number-columns-repeated="2" table:style-name="ACE-0x7f87500ee490"/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5b8" office:value-type="string">
            <text:p>Cambio de Precio</text:p>
          </table:table-cell>
          <table:table-cell table:style-name="Gnumeric-default"/>
          <table:table-cell table:number-columns-repeated="2" table:style-name="ACE-0x7f87500ee490"/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490" office:value-type="string">
            <text:p>+ Nombre Producto</text:p>
          </table:table-cell>
          <table:table-cell table:style-name="Gnumeric-default"/>
          <table:table-cell table:number-columns-repeated="2" table:style-name="ACE-0x7f87500ee490"/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490" office:value-type="string">
            <text:p>+ Precio Nuevo</text:p>
          </table:table-cell>
          <table:table-cell table:style-name="Gnumeric-default"/>
          <table:table-cell table:number-columns-repeated="2" table:style-name="ACE-0x7f87500ee490"/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ACE-0x7f87500ee490" office:value-type="string">
            <text:p>+ Fecha de Cambio</text:p>
          </table:table-cell>
          <table:table-cell table:style-name="Gnumeric-default"/>
          <table:table-cell table:number-columns-repeated="2" table:style-name="ACE-0x7f87500ee490"/>
          <table:table-cell table:number-columns-repeated="122" table:style-name="Gnumeric-default"/>
        </table:table-row>
        <table:table-row table:style-name="AROW-0" table:number-rows-repeated="98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2" gnm:cursor-row="24">
          <gnm:selection gnm:start-col="2" gnm:start-row="24" gnm:end-col="2" gnm:end-row="2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87500a42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87500e9030" style:display-name="Hoja1" style:page-layout-name="pl-0x7f87500a4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8-26T12:58:48Z</dc:date>
    <meta:creation-date>2014-08-26T12:28:44Z</meta:creation-date>
    <meta:editing-cycles>1</meta:editing-cycles>
    <meta:editing-duration>PT14M53S</meta:editing-duration>
    <meta:generator>gnumeric/1.12.9</meta:generator>
  </office:meta>
</office:document-meta>
</file>